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0F6000001426FFCD15A.svm" manifest:media-type=""/>
  <manifest:file-entry manifest:full-path="Pictures/200000010000088800000391554C7678.svm" manifest:media-type=""/>
  <manifest:file-entry manifest:full-path="Pictures/200000010000014200000129F2269856.svm" manifest:media-type=""/>
  <manifest:file-entry manifest:full-path="Pictures/2000000100000907000003D9D85BE35D.svm" manifest:media-type=""/>
  <manifest:file-entry manifest:full-path="Pictures/2000000100000259000000D4DE5EB20D.svm" manifest:media-type=""/>
  <manifest:file-entry manifest:full-path="Pictures/20000001000001420000012483F97882.svm" manifest:media-type=""/>
  <manifest:file-entry manifest:full-path="Pictures/200032C800004F1D00003B5603B0ECC8.wmf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037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5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latex§\begin{align*}&#10;g_m = \left . \frac{\partial i_C}{\partial v_{BE}} \right |_Q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latex§\begin{align*}&#10;r_{be} = \left . \frac{\partial i_B}{\partial v_{BE}} \right |_Q^{-1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XB Tabriz" fo:font-size="12pt" style:font-size-asian="12pt" style:font-size-complex="12pt"/>
    </style:style>
    <style:style style:name="P3" style:family="paragraph">
      <style:paragraph-properties fo:text-align="end"/>
      <style:text-properties style:font-name="Jameel Noori Nastaleeq" style:font-name-complex="Jameel Noori Nastaleeq"/>
    </style:style>
    <style:style style:name="P4" style:family="paragraph">
      <style:paragraph-properties fo:text-align="end"/>
      <style:text-properties style:font-name="Jameel Noori Nastaleeq" fo:font-size="10pt" style:font-size-asian="10pt" style:font-name-complex="Jameel Noori Nastaleeq" style:font-size-complex="10pt"/>
    </style:style>
    <style:style style:name="T1" style:family="text">
      <style:text-properties style:font-name="XB Tabriz" fo:font-size="12pt" style:font-size-asian="12pt" style:font-size-complex="12pt"/>
    </style:style>
    <style:style style:name="T2" style:family="text">
      <style:text-properties style:font-name="XB Tabriz" fo:font-size="12pt" style:font-size-asian="12pt" style:font-name-complex="XB Tabriz" style:font-size-complex="12pt"/>
    </style:style>
    <style:style style:name="T3" style:family="text">
      <style:text-properties style:font-name="Jameel Noori Nastaleeq" fo:font-size="10pt" style:font-size-asian="10pt" style:font-name-complex="Jameel Noori Nastaleeq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126cm" svg:height="6.095cm" svg:x="2.411cm" svg:y="0.24cm">
          <draw:image xlink:href="Pictures/200032C800004F1D00003B5603B0ECC8.wmf" xlink:type="simple" xlink:show="embed" xlink:actuate="onLoad">
            <text:p/>
          </draw:image>
        </draw:frame>
        <draw:frame draw:style-name="gr2" draw:text-style-name="P2" draw:layer="layout" svg:width="1.191cm" svg:height="0.916cm" svg:x="9.615cm" svg:y="0.396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2" draw:text-style-name="P2" draw:layer="layout" svg:width="1.419cm" svg:height="0.916cm" svg:x="1.599cm" svg:y="0.396cm">
          <draw:text-box>
            <text:p><text:span text:style-name="T1">(</text:span><text:span text:style-name="T2">ب</text:span><text:span text:style-name="T1">)</text:span></text:p>
          </draw:text-box>
        </draw:frame>
        <draw:custom-shape draw:style-name="gr3" draw:text-style-name="P1" xml:id="id2" draw:id="id2" draw:layer="layout" svg:width="0.053cm" svg:height="0.053cm" svg:x="8.631cm" svg:y="2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53cm" svg:height="0.053cm" svg:x="5.067cm" svg:y="2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2.23cm" svg:height="1.251cm" svg:x="10.172cm" svg:y="2.86cm">
          <draw:text-box>
            <text:p text:style-name="P3"><text:span text:style-name="T3">باریک اشاراتی</text:span></text:p>
            <text:p text:style-name="P3"><text:span text:style-name="T3">موصل-نما</text:span></text:p>
          </draw:text-box>
        </draw:frame>
        <draw:frame draw:style-name="gr2" draw:text-style-name="P4" draw:layer="layout" svg:width="2.44cm" svg:height="1.251cm" svg:x="0.307cm" svg:y="3.236cm">
          <draw:text-box>
            <text:p text:style-name="P3"><text:span text:style-name="T3">داخلی باریک</text:span></text:p>
            <text:p text:style-name="P3"><text:span text:style-name="T3">اشاراتی مزاحمت</text:span></text:p>
          </draw:text-box>
        </draw:frame>
        <draw:connector draw:style-name="gr4" draw:text-style-name="P1" draw:layer="layout" draw:type="curve" svg:x1="7.891cm" svg:y1="2.272cm" svg:x2="8.638cm" svg:y2="2.848cm" draw:start-shape="id1" draw:start-glue-point="2" draw:end-shape="id2" draw:end-glue-point="5" svg:d="M7891 2272c0 384 249 576 747 576" svg:viewBox="0 0 748 577">
          <text:p/>
        </draw:connector>
        <draw:frame draw:style-name="gr5" draw:text-style-name="P1" draw:layer="layout" svg:width="0.385cm" svg:height="0.349cm" svg:x="3.276cm" svg:y="1.31cm">
          <draw:image xlink:href="Pictures/20000001000001420000012483F97882.svm" xlink:type="simple" xlink:show="embed" xlink:actuate="onLoad">
            <text:p/>
          </draw:image>
        </draw:frame>
        <draw:frame draw:style-name="gr6" draw:text-style-name="P1" draw:layer="layout" svg:width="0.72cm" svg:height="0.253cm" svg:x="5.433cm" svg:y="4.079cm">
          <draw:image xlink:href="Pictures/2000000100000259000000D4DE5EB20D.svm" xlink:type="simple" xlink:show="embed" xlink:actuate="onLoad">
            <text:p/>
          </draw:image>
        </draw:frame>
        <draw:frame draw:style-name="gr7" draw:text-style-name="P1" draw:layer="layout" svg:width="0.385cm" svg:height="0.355cm" svg:x="6.866cm" svg:y="1.288cm">
          <draw:image xlink:href="Pictures/200000010000014200000129F2269856.svm" xlink:type="simple" xlink:show="embed" xlink:actuate="onLoad">
            <text:p/>
          </draw:image>
        </draw:frame>
        <draw:frame draw:style-name="gr6" draw:text-style-name="P1" draw:layer="layout" svg:width="0.72cm" svg:height="0.253cm" svg:x="9.326cm" svg:y="4.079cm">
          <draw:image xlink:href="Pictures/2000000100000259000000D4DE5EB20D.svm" xlink:type="simple" xlink:show="embed" xlink:actuate="onLoad">
            <text:p/>
          </draw:image>
        </draw:frame>
        <draw:frame draw:style-name="gr8" draw:text-style-name="P1" draw:layer="layout" svg:width="2.62cm" svg:height="1.094cm" svg:x="10.042cm" svg:y="1.818cm">
          <draw:image xlink:href="Pictures/200000010000088800000391554C7678.svm" xlink:type="simple" xlink:show="embed" xlink:actuate="onLoad">
            <text:p/>
          </draw:image>
        </draw:frame>
        <draw:frame draw:style-name="gr9" draw:text-style-name="P1" draw:layer="layout" svg:width="2.772cm" svg:height="1.181cm" svg:x="0.3cm" svg:y="2.082cm">
          <draw:image xlink:href="Pictures/2000000100000907000003D9D85BE35D.svm" xlink:type="simple" xlink:show="embed" xlink:actuate="onLoad">
            <text:p/>
          </draw:image>
        </draw:frame>
        <draw:frame draw:style-name="gr10" draw:text-style-name="P1" xml:id="id1" draw:id="id1" draw:layer="layout" svg:width="0.294cm" svg:height="0.385cm" svg:x="7.744cm" svg:y="1.887cm">
          <draw:image xlink:href="Pictures/20000001000000F6000001426FFCD15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20:19:29.176925612</dc:date>
    <meta:editing-duration>PT3M13S</meta:editing-duration>
    <meta:editing-cycles>4</meta:editing-cycles>
    <meta:generator>LibreOffice/4.2.8.2$Linux_x86 LibreOffice_project/420m0$Build-2</meta:generator>
    <meta:document-statistic meta:object-count="15"/>
  </office:meta>
</office:document-meta>
</file>